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rsid="0007d285" officeooo:paragraph-rsid="0007d285"/>
    </style:style>
    <style:style style:name="P2" style:family="paragraph" style:parent-style-name="Text_20_body">
      <style:paragraph-properties fo:text-align="center" style:justify-single-word="false"/>
      <style:text-properties officeooo:paragraph-rsid="0007d285"/>
    </style:style>
    <style:style style:name="P3" style:family="paragraph" style:parent-style-name="Text_20_body">
      <style:paragraph-properties fo:text-align="justify" style:justify-single-word="false"/>
      <style:text-properties officeooo:rsid="000a955a" officeooo:paragraph-rsid="000a955a"/>
    </style:style>
    <style:style style:name="P4" style:family="paragraph" style:parent-style-name="Text_20_body">
      <style:paragraph-properties fo:text-align="justify" style:justify-single-word="false"/>
      <style:text-properties officeooo:rsid="000c446e" officeooo:paragraph-rsid="000c446e"/>
    </style:style>
    <style:style style:name="P5" style:family="paragraph" style:parent-style-name="Text_20_body">
      <style:paragraph-properties fo:text-align="justify" style:justify-single-word="false"/>
      <style:text-properties fo:language="fr" fo:country="FR" officeooo:rsid="0008a451" officeooo:paragraph-rsid="0008a451" style:font-size-asian="10.5pt"/>
    </style:style>
    <style:style style:name="P6" style:family="paragraph" style:parent-style-name="Text_20_body">
      <style:paragraph-properties fo:text-align="justify" style:justify-single-word="false"/>
      <style:text-properties fo:language="fr" fo:country="FR" officeooo:rsid="000dfb10" officeooo:paragraph-rsid="000dfb10" style:font-size-asian="10.5pt"/>
    </style:style>
    <style:style style:name="P7" style:family="paragraph" style:parent-style-name="Text_20_body">
      <style:paragraph-properties fo:text-align="justify" style:justify-single-word="false"/>
      <style:text-properties fo:language="fr" fo:country="FR" officeooo:rsid="000f6a91" officeooo:paragraph-rsid="000f6a91" style:font-size-asian="10.5pt"/>
    </style:style>
    <style:style style:name="P8" style:family="paragraph" style:parent-style-name="Text_20_body">
      <style:paragraph-properties fo:text-align="justify" style:justify-single-word="false"/>
      <style:text-properties fo:language="fr" fo:country="FR" officeooo:rsid="000f7c8e" officeooo:paragraph-rsid="000f7c8e" style:font-size-asian="10.5pt"/>
    </style:style>
    <style:style style:name="P9" style:family="paragraph" style:parent-style-name="Text_20_body">
      <style:paragraph-properties fo:text-align="justify" style:justify-single-word="false"/>
      <style:text-properties fo:language="fr" fo:country="FR" officeooo:rsid="000f7c8e" officeooo:paragraph-rsid="000f6a91" style:font-size-asian="10.5pt"/>
    </style:style>
    <style:style style:name="P10" style:family="paragraph" style:parent-style-name="Text_20_body">
      <style:paragraph-properties fo:text-align="justify" style:justify-single-word="false"/>
      <style:text-properties fo:language="fr" fo:country="FR" officeooo:rsid="001236ec" officeooo:paragraph-rsid="001236ec" style:font-size-asian="10.5pt"/>
    </style:style>
    <style:style style:name="P11" style:family="paragraph" style:parent-style-name="Text_20_body">
      <style:paragraph-properties fo:text-align="justify" style:justify-single-word="false"/>
      <style:text-properties fo:language="fr" fo:country="FR" officeooo:rsid="00135e15" officeooo:paragraph-rsid="00135e15" style:font-size-asian="10.5pt"/>
    </style:style>
    <style:style style:name="P12" style:family="paragraph" style:parent-style-name="Heading_20_1">
      <style:text-properties officeooo:rsid="0005ed2c" officeooo:paragraph-rsid="0005ed2c"/>
    </style:style>
    <style:style style:name="P13" style:family="paragraph" style:parent-style-name="Heading_20_1">
      <style:paragraph-properties fo:text-align="center" style:justify-single-word="false" fo:break-before="page"/>
      <style:text-properties officeooo:rsid="0007d285" officeooo:paragraph-rsid="0007d285"/>
    </style:style>
    <style:style style:name="P14" style:family="paragraph" style:parent-style-name="Heading_20_2">
      <style:text-properties officeooo:rsid="000a955a" officeooo:paragraph-rsid="000a955a"/>
    </style:style>
    <style:style style:name="T1" style:family="text">
      <style:text-properties fo:language="fr" fo:country="FR" officeooo:rsid="0008a451" style:font-size-asian="10.5pt"/>
    </style:style>
    <style:style style:name="T2" style:family="text">
      <style:text-properties officeooo:rsid="000e376e"/>
    </style:style>
    <style:style style:name="T3" style:family="text">
      <style:text-properties officeooo:rsid="0010cc8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/>
      <text:p text:style-name="Title">Compte Rendu</text:p>
      <text:p text:style-name="Title">BlackJack</text:p>
      <text:p text:style-name="Text_20_body"/>
      <text:p text:style-name="Text_20_body"/>
      <text:p text:style-name="Text_20_body"/>
      <text:p text:style-name="Text_20_body"/>
      <text:p text:style-name="Text_20_body"><text:s/></text:p>
      <text:p text:style-name="Text_20_body"/>
      <text:h text:style-name="P12" text:outline-level="1">CABOUAT CHARLOTTE</text:h>
      <text:h text:style-name="P12" text:outline-level="1">SANTORO FABRIZIO</text:h>
      <text:p text:style-name="Text_20_body"/>
      <text:h text:style-name="P13" text:outline-level="1">Implémentations</text:h>
      <text:h text:style-name="Heading_20_2" text:outline-level="2">La simulation</text:h>
      <text:p text:style-name="P3">Pour la simulation, nous avons choisis d’utiliser les pthread. La mémoire partagée nous semblait la plus pertinante pour le problème, ainsi que la gestion des pthreads.</text:p>
      <text:p text:style-name="P4">Les joueurs sont donc des threads créés par la banque (le programme principal), qui communique avec la banque à travers leurs mémoire partagé et leurs barrières.</text:p>
      <text:p text:style-name="P3"/>
      <text:p text:style-name="P2"/>
      <text:h text:style-name="P14" text:outline-level="2">Difficultés</text:h>
      <text:p text:style-name="P1">Log des joueurs:</text:p>
      <text:p text:style-name="P1">A chaque <text:span text:style-name="T1">fin de manche, les joueurs doivent écrire dans un fichier un compte-rendu de leurs manche.</text:span></text:p>
      <text:p text:style-name="P5">La difficulté principale rencontrée a été la conversion des entiers en caractères et vice-versa.</text:p>
      <text:p text:style-name="P11">Nombre max de joueurs : 9.</text:p>
      <text:p text:style-name="P11"/>
      <text:p text:style-name="P6">Les barrières :</text:p>
      <text:p text:style-name="P6">Difficulter à gérer les barrières ; le nombre de barrières à utiliser, le nombres de joueurs à attendre dans la barrière. <text:span text:style-name="T2">Communication entre barrière banque et barrière joueur, le nombre de joueurs dans la barrière peut être modifier, il fallait donc réinitialiser la barrière à chaque début de round, d’où la création de la fonction getNbPlayerPlay. (Donc la barrière pouvait changer d’adresse, c’est pour cela que nous avons fait un pointeur de pointeur.) </text:span></text:p>
      <text:p text:style-name="P8">Boucle infinie lié au problèmes de barrières. <text:span text:style-name="T3">Problème résolu.</text:span></text:p>
      <text:p text:style-name="P6"/>
      <text:p text:style-name="P6">La Synchronisation entre les joueurs et la banque. <text:s/><text:span text:style-name="T2">La banque doit pourvoir communiquer avec tous les joueurs, savoir si ils veulent une carte ou non, connaître le nombre de joueurs restant pour le round. </text:span></text:p>
      <text:p text:style-name="P6"/>
      <text:p text:style-name="P7">Gérer les différents cas de gain, toujours prendre en compte les résultats du dernier round, pour connaître les gains du round actuel. → Création de flags.</text:p>
      <text:p text:style-name="P10">Comprendre exactement le déroulement d’un round.</text:p>
      <text:p text:style-name="P10"/>
      <text:p text:style-name="P10"/>
      <text:p text:style-name="P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13:16:04.919125738</meta:creation-date>
    <dc:date>2018-04-25T11:26:13.283789241</dc:date>
    <meta:editing-duration>PT26M5S</meta:editing-duration>
    <meta:editing-cycles>13</meta:editing-cycles>
    <meta:generator>LibreOffice/6.0.3.2$Linux_X86_64 LibreOffice_project/00m0$Build-2</meta:generator>
    <meta:document-statistic meta:table-count="0" meta:image-count="0" meta:object-count="0" meta:page-count="3" meta:paragraph-count="20" meta:word-count="254" meta:character-count="1604" meta:non-whitespace-character-count="1365"/>
  </office:meta>
</office:document-meta>
</file>